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fe08" officeooo:paragraph-rsid="001ffe08"/>
    </style:style>
    <style:style style:name="P2" style:family="paragraph" style:parent-style-name="Standard">
      <style:text-properties officeooo:rsid="001ffe08" officeooo:paragraph-rsid="0020d0e3"/>
    </style:style>
    <style:style style:name="P3" style:family="paragraph" style:parent-style-name="Standard">
      <style:text-properties officeooo:rsid="001ffe08" officeooo:paragraph-rsid="002215c8"/>
    </style:style>
    <style:style style:name="P4" style:family="paragraph" style:parent-style-name="Standard">
      <style:text-properties officeooo:rsid="002215c8" officeooo:paragraph-rsid="002215c8"/>
    </style:style>
    <style:style style:name="P5" style:family="paragraph" style:parent-style-name="Standard">
      <style:text-properties officeooo:rsid="00224dcc" officeooo:paragraph-rsid="00224dcc"/>
    </style:style>
    <style:style style:name="P6" style:family="paragraph" style:parent-style-name="Standard" style:list-style-name="L1">
      <style:text-properties officeooo:rsid="001ea93b" officeooo:paragraph-rsid="001ea93b"/>
    </style:style>
    <style:style style:name="P7" style:family="paragraph" style:parent-style-name="Standard" style:list-style-name="L1">
      <style:text-properties officeooo:rsid="001ffe08" officeooo:paragraph-rsid="001ffe08"/>
    </style:style>
    <style:style style:name="P8" style:family="paragraph" style:parent-style-name="Standard" style:list-style-name="L1">
      <style:text-properties officeooo:rsid="001ffe08" officeooo:paragraph-rsid="0020d0e3"/>
    </style:style>
    <style:style style:name="P9" style:family="paragraph" style:parent-style-name="Standard" style:list-style-name="L1">
      <style:text-properties officeooo:rsid="001ffe08" officeooo:paragraph-rsid="002215c8"/>
    </style:style>
    <style:style style:name="P10" style:family="paragraph" style:parent-style-name="Standard" style:list-style-name="L1">
      <style:text-properties officeooo:rsid="0020d0e3" officeooo:paragraph-rsid="0020d0e3"/>
    </style:style>
    <style:style style:name="P11" style:family="paragraph" style:parent-style-name="Standard" style:list-style-name="L1">
      <style:text-properties officeooo:rsid="002215c8" officeooo:paragraph-rsid="002215c8"/>
    </style:style>
    <style:style style:name="P12" style:family="paragraph" style:parent-style-name="Standard" style:list-style-name="L1">
      <style:text-properties officeooo:rsid="00224dcc" officeooo:paragraph-rsid="00224dcc"/>
    </style:style>
    <style:style style:name="P13" style:family="paragraph" style:parent-style-name="Standard" style:list-style-name="L1">
      <style:text-properties officeooo:rsid="0022ac4c" officeooo:paragraph-rsid="0022ac4c"/>
    </style:style>
    <style:style style:name="P14" style:family="paragraph" style:parent-style-name="Standard" style:list-style-name="L1">
      <style:text-properties officeooo:rsid="0024d9f8" officeooo:paragraph-rsid="0024d9f8"/>
    </style:style>
    <style:style style:name="P15" style:family="paragraph" style:parent-style-name="Standard">
      <style:text-properties officeooo:rsid="0024d9f8" officeooo:paragraph-rsid="0024d9f8"/>
    </style:style>
    <style:style style:name="P16" style:family="paragraph" style:parent-style-name="Standard" style:list-style-name="L1">
      <style:text-properties officeooo:rsid="00266bba" officeooo:paragraph-rsid="00266bba"/>
    </style:style>
    <style:style style:name="T1" style:family="text">
      <style:text-properties officeooo:rsid="001ffe08"/>
    </style:style>
    <style:style style:name="T2" style:family="text">
      <style:text-properties officeooo:rsid="0020d0e3"/>
    </style:style>
    <style:style style:name="T3" style:family="text">
      <style:text-properties officeooo:rsid="002215c8"/>
    </style:style>
    <style:style style:name="T4" style:family="text">
      <style:text-properties officeooo:rsid="0022ac4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654464099" text:style-name="L1">
        <text:list-item>
          <text:p text:style-name="P6">11.8:</text:p>
          <text:list>
            <text:list-item>
              <text:p text:style-name="P6">a) No es eficaz por la ubicación y la hora establecida.</text:p>
            </text:list-item>
            <text:list-item>
              <text:p text:style-name="P6">b) <text:span text:style-name="T1">No es eficaz porque no está bien anímicamente.</text:span></text:p>
            </text:list-item>
            <text:list-item>
              <text:p text:style-name="P7">d) No es eficaz porque los alumnos no están centrados.</text:p>
            </text:list-item>
            <text:list-item>
              <text:p text:style-name="P7">e) No es eficaz porque no le pretará atención y le quitará su tiempo.</text:p>
              <text:p text:style-name="P7"/>
            </text:list-item>
          </text:list>
        </text:list-item>
        <text:list-item>
          <text:p text:style-name="P7">11.9:</text:p>
          <text:list>
            <text:list-item>
              <text:p text:style-name="P7">Psicológica: Puede resultar perezoso.</text:p>
            </text:list-item>
            <text:list-item>
              <text:p text:style-name="P7">Físicas: Interferencias en el ambiente.</text:p>
            </text:list-item>
            <text:list-item>
              <text:p text:style-name="P7">Semántica: No comprende el vocabulario.</text:p>
            </text:list-item>
          </text:list>
        </text:list-item>
      </text:list>
      <text:p text:style-name="P1"/>
      <text:list xml:id="list104955638719846" text:continue-numbering="true" text:style-name="L1">
        <text:list-item>
          <text:p text:style-name="P7">11.10:</text:p>
          <text:list>
            <text:list-item>
              <text:p text:style-name="P7">Físicas: Interferencias en el ambiente.</text:p>
            </text:list-item>
            <text:list-item>
              <text:p text:style-name="P7">Semántica: No comprende el idioma.</text:p>
            </text:list-item>
            <text:list-item>
              <text:p text:style-name="P8">Psicológica: <text:span text:style-name="T2">Está concentrado en sus ideas</text:span>.</text:p>
            </text:list-item>
          </text:list>
        </text:list-item>
      </text:list>
      <text:p text:style-name="P2"/>
      <text:list xml:id="list104956209556381" text:continue-numbering="true" text:style-name="L1">
        <text:list-item>
          <text:p text:style-name="P10">11.11:</text:p>
          <text:list>
            <text:list-item>
              <text:p text:style-name="P8">Psicológica: <text:span text:style-name="T2">Porque supone un prejuicio</text:span>.</text:p>
            </text:list-item>
            <text:list-item>
              <text:p text:style-name="P9">Psicológica: <text:span text:style-name="T2">Porque supone un prejuicio</text:span>.</text:p>
            </text:list-item>
            <text:list-item>
              <text:p text:style-name="P9"><text:span text:style-name="T3">Semántico</text:span>: <text:span text:style-name="T3">Mala redacción del texto</text:span>.</text:p>
            </text:list-item>
          </text:list>
        </text:list-item>
      </text:list>
      <text:p text:style-name="P3"/>
      <text:list xml:id="list104955993551002" text:continue-numbering="true" text:style-name="L1">
        <text:list-item>
          <text:p text:style-name="P11">11.12:</text:p>
          <text:list>
            <text:list-item>
              <text:p text:style-name="P11">Pasivo: A</text:p>
            </text:list-item>
            <text:list-item>
              <text:p text:style-name="P11">Agresivo: B</text:p>
            </text:list-item>
            <text:list-item>
              <text:p text:style-name="P11">Asertivo: C</text:p>
            </text:list-item>
          </text:list>
        </text:list-item>
      </text:list>
      <text:p text:style-name="P4"/>
      <text:list xml:id="list104957541989578" text:continue-numbering="true" text:style-name="L1">
        <text:list-item>
          <text:p text:style-name="P11">11.13:</text:p>
          <text:list>
            <text:list-item>
              <text:p text:style-name="P12">Bajar la mirada: Pasiva.</text:p>
            </text:list-item>
            <text:list-item>
              <text:p text:style-name="P12">Elevar mucho la voz: Agresiva.</text:p>
            </text:list-item>
            <text:list-item>
              <text:p text:style-name="P12">Contactar visualmente con el interlocutor: Asertiva.</text:p>
            </text:list-item>
            <text:list-item>
              <text:p text:style-name="P12">Hacer comentarios sarcásticos: Agresivo.</text:p>
            </text:list-item>
            <text:list-item>
              <text:p text:style-name="P12"><text:s/>Utilizar un tono de voz modulado: Asertivo.</text:p>
            </text:list-item>
            <text:list-item>
              <text:p text:style-name="P12">Tener las manos nerviosas y los hombros caídos: Pasivo.</text:p>
            </text:list-item>
          </text:list>
        </text:list-item>
      </text:list>
      <text:p text:style-name="P5"/>
      <text:list xml:id="list104955957661131" text:continue-numbering="true" text:style-name="L1">
        <text:list-item>
          <text:p text:style-name="P12">11.14:</text:p>
          <text:list>
            <text:list-item>
              <text:p text:style-name="P12">“<text:span text:style-name="T4">Toma...”</text:span></text:p>
            </text:list-item>
            <text:list-item>
              <text:p text:style-name="P12">“<text:span text:style-name="T4">De ninguna manera, me parece falta.”</text:span></text:p>
            </text:list-item>
            <text:list-item>
              <text:p text:style-name="P13">Creo que no debería, ¿por qué no has podido trabajarlo?</text:p>
            </text:list-item>
          </text:list>
        </text:list-item>
      </text:list>
      <text:p text:style-name="P15"/>
      <text:list xml:id="list104956520351213" text:continue-numbering="true" text:style-name="L1">
        <text:list-item>
          <text:p text:style-name="P14">11.15:</text:p>
          <text:list>
            <text:list-item>
              <text:p text:style-name="P14">a) Pasivo</text:p>
            </text:list-item>
            <text:list-item>
              <text:p text:style-name="P14">b) Agresivo</text:p>
            </text:list-item>
            <text:list-item>
              <text:p text:style-name="P14">c) Asertivo</text:p>
            </text:list-item>
          </text:list>
        </text:list-item>
      </text:list>
      <text:p text:style-name="P15"/>
      <text:list xml:id="list104956218135674" text:continue-numbering="true" text:style-name="L1">
        <text:list-item>
          <text:p text:style-name="P14">11.16:</text:p>
          <text:list>
            <text:list-item>
              <text:p text:style-name="P16">La conducta asertiva es la opción b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8T14:03:04.544371447</meta:creation-date>
    <dc:date>2019-01-21T10:49:55.459821862</dc:date>
    <meta:editing-duration>PT25M35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1" meta:paragraph-count="39" meta:word-count="208" meta:character-count="1109" meta:non-whitespace-character-count="977"/>
  </office:meta>
</office:document-meta>
</file>